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bl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getIdent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bl.setBaselineRootName( String baselineRoo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getN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setFull( boolean f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setNoWarn( boolean n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CMkbl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bl.get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getBaselineRoo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setNlabel( boolean n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setIdentical( boolean ident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bl.checkOptions( Commandline cm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CMkbl.getNo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